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e3c4" officeooo:paragraph-rsid="0015e3c4"/>
    </style:style>
    <style:style style:name="P2" style:family="paragraph" style:parent-style-name="Standard">
      <style:text-properties officeooo:rsid="0015e3c4" officeooo:paragraph-rsid="001d332b"/>
    </style:style>
    <style:style style:name="P3" style:family="paragraph" style:parent-style-name="Standard">
      <style:text-properties officeooo:rsid="0015e3c4" officeooo:paragraph-rsid="001d4b72"/>
    </style:style>
    <style:style style:name="P4" style:family="paragraph" style:parent-style-name="Standard">
      <style:text-properties officeooo:rsid="0015e3c4" officeooo:paragraph-rsid="002c2faa"/>
    </style:style>
    <style:style style:name="P5" style:family="paragraph" style:parent-style-name="Standard">
      <style:paragraph-properties fo:text-align="center" style:justify-single-word="false"/>
      <style:text-properties officeooo:rsid="0015e3c4" officeooo:paragraph-rsid="00306c08"/>
    </style:style>
    <style:style style:name="P6" style:family="paragraph" style:parent-style-name="Standard">
      <style:text-properties officeooo:rsid="0015e3c4" officeooo:paragraph-rsid="0040eb89"/>
    </style:style>
    <style:style style:name="P7" style:family="paragraph" style:parent-style-name="Standard">
      <style:text-properties officeooo:rsid="00169554" officeooo:paragraph-rsid="00169554"/>
    </style:style>
    <style:style style:name="P8" style:family="paragraph" style:parent-style-name="Standard">
      <style:text-properties officeooo:rsid="00175b8b" officeooo:paragraph-rsid="00175b8b"/>
    </style:style>
    <style:style style:name="P9" style:family="paragraph" style:parent-style-name="Standard">
      <style:text-properties fo:font-weight="bold" officeooo:rsid="00306c08" officeooo:paragraph-rsid="00306c08" style:font-weight-asian="bold" style:font-weight-complex="bold"/>
    </style:style>
    <style:style style:name="P10" style:family="paragraph" style:parent-style-name="Standard">
      <style:text-properties fo:font-weight="bold" officeooo:rsid="002c2faa" officeooo:paragraph-rsid="002c2faa" style:font-weight-asian="bold" style:font-weight-complex="bold"/>
    </style:style>
    <style:style style:name="P11" style:family="paragraph" style:parent-style-name="Standard">
      <style:text-properties officeooo:rsid="00269c8e" officeooo:paragraph-rsid="00269c8e"/>
    </style:style>
    <style:style style:name="P12" style:family="paragraph" style:parent-style-name="Standard">
      <style:text-properties fo:font-weight="normal" officeooo:rsid="002ad2ae" officeooo:paragraph-rsid="002ad2ae" style:font-weight-asian="normal" style:font-weight-complex="normal"/>
    </style:style>
    <style:style style:name="P13" style:family="paragraph" style:parent-style-name="Standard">
      <style:text-properties fo:font-weight="normal" officeooo:rsid="0040eb89" officeooo:paragraph-rsid="0040eb89" style:font-weight-asian="normal" style:font-weight-complex="normal"/>
    </style:style>
    <style:style style:name="P14" style:family="paragraph" style:parent-style-name="Standard">
      <style:text-properties fo:font-weight="normal" officeooo:rsid="0040eb89" officeooo:paragraph-rsid="00434c2b" style:font-weight-asian="normal" style:font-weight-complex="normal"/>
    </style:style>
    <style:style style:name="P15" style:family="paragraph" style:parent-style-name="Standard">
      <style:text-properties fo:font-weight="normal" officeooo:rsid="00434c2b" officeooo:paragraph-rsid="00434c2b" style:font-weight-asian="normal" style:font-weight-complex="normal"/>
    </style:style>
    <style:style style:name="P16" style:family="paragraph" style:parent-style-name="Standard">
      <style:text-properties fo:font-weight="normal" officeooo:rsid="004545c1" officeooo:paragraph-rsid="00461043" style:font-weight-asian="normal" style:font-weight-complex="normal"/>
    </style:style>
    <style:style style:name="P17" style:family="paragraph" style:parent-style-name="Standard">
      <style:text-properties officeooo:rsid="002c2faa" officeooo:paragraph-rsid="001d332b"/>
    </style:style>
    <style:style style:name="P18" style:family="paragraph" style:parent-style-name="Standard">
      <style:paragraph-properties fo:text-align="center" style:justify-single-word="false"/>
      <style:text-properties fo:font-size="16pt" fo:font-weight="bold" officeooo:rsid="0015e3c4" officeooo:paragraph-rsid="0015e3c4"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0306c08" officeooo:paragraph-rsid="00306c08" style:font-size-asian="16pt" style:font-weight-asian="bold" style:font-size-complex="16pt" style:font-weight-complex="bold"/>
    </style:style>
    <style:style style:name="P20" style:family="paragraph" style:parent-style-name="Standard">
      <style:text-properties style:font-name="Liberation Serif" fo:font-size="12pt" officeooo:paragraph-rsid="0012b991" style:font-size-asian="12pt" style:font-size-complex="12pt"/>
    </style:style>
    <style:style style:name="P21" style:family="paragraph" style:parent-style-name="Standard">
      <style:text-properties officeooo:rsid="0011cc87" officeooo:paragraph-rsid="0040b431"/>
    </style:style>
    <style:style style:name="P22" style:family="paragraph" style:parent-style-name="Standard">
      <style:text-properties fo:font-variant="normal" fo:text-transform="none" fo:color="#383838" style:font-name="Liberation Serif" fo:font-size="12pt" fo:letter-spacing="normal" fo:font-style="normal" fo:font-weight="normal" officeooo:rsid="0011cc87" officeooo:paragraph-rsid="0012b991" style:font-size-asian="12pt" style:font-size-complex="12pt" loext:padding="0in" loext:border="none"/>
    </style:style>
    <style:style style:name="P23" style:family="paragraph" style:parent-style-name="Standard" style:list-style-name="L1">
      <style:text-properties officeooo:rsid="0015e3c4" officeooo:paragraph-rsid="0039d923"/>
    </style:style>
    <style:style style:name="P24" style:family="paragraph" style:parent-style-name="Standard" style:list-style-name="L1">
      <style:text-properties officeooo:rsid="00415078" officeooo:paragraph-rsid="00415078"/>
    </style:style>
    <style:style style:name="P25" style:family="paragraph" style:parent-style-name="Standard" style:list-style-name="L1">
      <style:text-properties officeooo:rsid="00434c2b" officeooo:paragraph-rsid="00434c2b"/>
    </style:style>
    <style:style style:name="P26" style:family="paragraph" style:parent-style-name="Standard">
      <style:text-properties officeooo:rsid="004943e8" officeooo:paragraph-rsid="004943e8"/>
    </style:style>
    <style:style style:name="P27" style:family="paragraph" style:parent-style-name="Standard">
      <style:text-properties officeooo:rsid="002cf4e8" officeooo:paragraph-rsid="00169554"/>
    </style:style>
    <style:style style:name="P28" style:family="paragraph" style:parent-style-name="Standard">
      <style:text-properties style:font-name="Liberation Serif" fo:font-size="12pt" officeooo:rsid="0040b431" officeooo:paragraph-rsid="004943e8" style:font-size-asian="12pt" style:font-size-complex="12pt"/>
    </style:style>
    <style:style style:name="P29" style:family="paragraph" style:parent-style-name="Standard">
      <style:text-properties style:font-name="Liberation Serif" fo:font-size="12pt" officeooo:rsid="004943e8" officeooo:paragraph-rsid="004943e8" style:font-size-asian="12pt" style:font-size-complex="12pt"/>
    </style:style>
    <style:style style:name="T1" style:family="text">
      <style:text-properties officeooo:rsid="0015e3c4"/>
    </style:style>
    <style:style style:name="T2" style:family="text">
      <style:text-properties fo:font-variant="normal" fo:text-transform="none" fo:color="#383838" fo:letter-spacing="normal" fo:font-style="normal" fo:font-weight="bold" officeooo:rsid="0011cc87" style:font-weight-asian="bold" style:font-weight-complex="bold" loext:padding="0in" loext:border="none"/>
    </style:style>
    <style:style style:name="T3" style:family="text">
      <style:text-properties fo:font-variant="normal" fo:text-transform="none" fo:color="#383838" fo:letter-spacing="normal" fo:font-style="normal" fo:font-weight="normal" officeooo:rsid="0011cc87" loext:padding="0in" loext:border="none"/>
    </style:style>
    <style:style style:name="T4" style:family="text">
      <style:text-properties fo:font-variant="normal" fo:text-transform="none" fo:color="#383838" fo:letter-spacing="normal" fo:font-style="normal" fo:font-weight="normal" loext:padding="0in" loext:border="none"/>
    </style:style>
    <style:style style:name="T5" style:family="text">
      <style:text-properties officeooo:rsid="0017b3e7"/>
    </style:style>
    <style:style style:name="T6" style:family="text">
      <style:text-properties officeooo:rsid="001ba0dc"/>
    </style:style>
    <style:style style:name="T7" style:family="text">
      <style:text-properties officeooo:rsid="001d332b"/>
    </style:style>
    <style:style style:name="T8" style:family="text">
      <style:text-properties fo:font-weight="normal" officeooo:rsid="002c2faa" style:font-weight-asian="normal" style:font-weight-complex="normal"/>
    </style:style>
    <style:style style:name="T9" style:family="text">
      <style:text-properties officeooo:rsid="001fc974"/>
    </style:style>
    <style:style style:name="T10" style:family="text">
      <style:text-properties fo:font-weight="bold" style:font-weight-asian="bold" style:font-weight-complex="bold"/>
    </style:style>
    <style:style style:name="T11" style:family="text">
      <style:text-properties fo:font-weight="bold" officeooo:rsid="002725a5" style:font-weight-asian="bold" style:font-weight-complex="bold"/>
    </style:style>
    <style:style style:name="T12" style:family="text">
      <style:text-properties officeooo:rsid="002c2faa"/>
    </style:style>
    <style:style style:name="T13" style:family="text">
      <style:text-properties officeooo:rsid="00306c08"/>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306c08" style:font-size-asian="16pt" style:font-weight-asian="bold" style:font-size-complex="16pt" style:font-weight-complex="bold"/>
    </style:style>
    <style:style style:name="T16" style:family="text">
      <style:text-properties officeooo:rsid="0038635e"/>
    </style:style>
    <style:style style:name="T17" style:family="text">
      <style:text-properties officeooo:rsid="0039d923"/>
    </style:style>
    <style:style style:name="T18" style:family="text">
      <style:text-properties officeooo:rsid="0040eb89"/>
    </style:style>
    <style:style style:name="T19" style:family="text">
      <style:text-properties officeooo:rsid="004545c1"/>
    </style:style>
    <style:style style:name="T20" style:family="text">
      <style:text-properties officeooo:rsid="004943e8"/>
    </style:style>
    <style:style style:name="T21" style:family="text">
      <style:text-properties officeooo:rsid="004a4b67"/>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Scraping language</text:span><text:span text:style-name="T3">: Python</text:span></text:p>
      <text:p text:style-name="P22"/>
      <text:p text:style-name="P28"><text:span text:style-name="T3">d</text:span><text:span text:style-name="T4">ata source: </text:span></text:p>
      <text:p text:style-name="P28"><text:a xlink:type="simple" xlink:href="https://www.organismocf.it/web/area_pubblica/servizi/albostatico" text:style-name="Internet_20_link" text:visited-style-name="Visited_20_Internet_20_Link">https://www.organismocf.it/web/area_pubblica/servizi/albostatico</text:a></text:p>
      <text:p text:style-name="P29">You will have to download and import to the db the list of all financial advisors in italy and update this list every month.</text:p>
      <text:p text:style-name="P29">You have to download and import all the 20 csv files.</text:p>
      <text:p text:style-name="P26">From each of the persons in this list we will have to try to find out infos on LinkedIn.</text:p>
      <text:p text:style-name="P26">You will have to try to get infos giving as a keyword: name, lastname, city.</text:p>
      <text:p text:style-name="P26">All multiple results in the same person stored in the db… for example if Paolo Rossi has multiple people matching on linkedIn you will have to store infos of all those matches in an array of objects insi<text:span text:style-name="T21">d</text:span>e a field named: “linkedInMatches”. </text:p>
      <text:p text:style-name="P21"/>
      <text:p text:style-name="P18">Specs for <text:span text:style-name="T16">LinkedIn</text:span> scraping script<text:span text:style-name="T9">s</text:span> <text:span text:style-name="T5">in python</text:span>:</text:p>
      <text:p text:style-name="P2">I need <text:span text:style-name="T7">2</text:span> function<text:span text:style-name="T7">s:</text:span></text:p>
      <text:list xml:id="list233100988" text:style-name="L1">
        <text:list-item>
          <text:p text:style-name="P23">scrape<text:span text:style-name="T17">LinkedInAccounts</text:span>(<text:span text:style-name="T6">[keywords], researchType limitResults, filterType</text:span>)</text:p>
        </text:list-item>
        <text:list-item>
          <text:p text:style-name="P24">monitorizeLinkedInAccounts(<text:span text:style-name="T1">[keywords], limitResults, filterType)</text:span></text:p>
        </text:list-item>
        <text:list-item>
          <text:p text:style-name="P25">scrapeKeywordStatistics //<text:span text:style-name="T20">to be implemented</text:span></text:p>
        </text:list-item>
      </text:list>
      <text:p text:style-name="P3"/>
      <text:p text:style-name="P19">Other NOTES:</text:p>
      <text:p text:style-name="P11"><text:span text:style-name="T10">Need the script to use random VPN connections </text:span><text:span text:style-name="T11">for avoiding IP banning</text:span><text:span text:style-name="T10">. For that I have an account on ExpressVPN supplier. This is the python wrapper:</text:span> <text:a xlink:type="simple" xlink:href="https://github.com/philipperemy/expressvpn-python" text:style-name="Internet_20_link" text:visited-style-name="Visited_20_Internet_20_Link">https://github.com/philipperemy/expressvpn-python</text:a></text:p>
      <text:p text:style-name="P12"/>
      <text:p text:style-name="P14"><text:span text:style-name="T6">researchType</text:span>: [<text:span text:style-name="T1">"</text:span>All<text:span text:style-name="T1">","</text:span>People<text:span text:style-name="T1">"</text:span>,<text:span text:style-name="T1">"</text:span>Jobs<text:span text:style-name="T1">","</text:span>Content<text:span text:style-name="T1">","</text:span>Companies<text:span text:style-name="T1">","</text:span>Schools<text:span text:style-name="T1">","</text:span>Groups<text:span text:style-name="T1">"</text:span>]</text:p>
      <text:p text:style-name="P15"><text:span text:style-name="T19">jobF</text:span>ilterType: [<text:span text:style-name="T1">"</text:span>datePosted<text:span text:style-name="T1">","</text:span>linkedinFeatures<text:span text:style-name="T1">","</text:span>jobType<text:span text:style-name="T1">","</text:span>location<text:span text:style-name="T1">","</text:span>company<text:span text:style-name="T1">","</text:span>industry<text:span text:style-name="T1">","</text:span>jobFunction<text:span text:style-name="T1">","</text:span>experienceLevel<text:span text:style-name="T1">"</text:span>]</text:p>
      <text:p text:style-name="P16">peopleFilterType: [<text:span text:style-name="T1">"datePosted","linkedinFeatures","jobType","location","company","industry","jobFunction","experienceLevel"]</text:span></text:p>
      <text:p text:style-name="P13"/>
      <text:p text:style-name="P18"><text:span text:style-name="T13">Function e</text:span>xecution example<text:span text:style-name="T13">s</text:span>: </text:p>
      <text:p text:style-name="P9"/>
      <text:p text:style-name="P9">Scrape Amazon function:</text:p>
      <text:p text:style-name="P6">scrape<text:span text:style-name="T17">LinkedInAccounts</text:span>(<text:span text:style-name="T6">[</text:span>"<text:span text:style-name="T18">Alessio Bacin</text:span>", "<text:span text:style-name="T18">Torino</text:span>"<text:span text:style-name="T6">], 10000, 1</text:span>) </text:p>
      <text:p text:style-name="P10"/>
      <text:p text:style-name="P4"><text:span text:style-name="T8">NOTES</text:span><text:span text:style-name="T12">: if no limitResult value get all.</text:span></text:p>
      <text:p text:style-name="P17"/>
      <text:p text:style-name="P1"/>
      <text:p text:style-name="P18">Where to store data and how:</text:p>
      <text:p text:style-name="P9">MongoDb NOSQL database:</text:p>
      <text:p text:style-name="P7">mongo host: devserver.nulabs.it</text:p>
      <text:p text:style-name="P26">port: 27027</text:p>
      <text:p text:style-name="P26">db: scrapedDb</text:p>
      <text:p text:style-name="P7">username: developer</text:p>
      <text:p text:style-name="P7">password: 5cr4p3r18</text:p>
      <text:p text:style-name="P5"><text:span text:style-name="T15">Real result examples</text:span><text:span text:style-name="T14">:</text:span></text:p>
      <text:p text:style-name="P8"/>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36:58.567857413</meta:creation-date>
    <meta:editing-duration>P3DT6H5M46S</meta:editing-duration>
    <meta:editing-cycles>22</meta:editing-cycles>
    <meta:generator>LibreOffice/6.0.6.2$Linux_X86_64 LibreOffice_project/00m0$Build-2</meta:generator>
    <dc:date>2018-11-15T00:09:44.756852435</dc:date>
    <meta:document-statistic meta:table-count="0" meta:image-count="0" meta:object-count="0" meta:page-count="2" meta:paragraph-count="31" meta:word-count="219" meta:character-count="1788" meta:non-whitespace-character-count="1599"/>
  </office:meta>
</office:document-meta>
</file>